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&quot;Open Sans&quot;" svg:font-family="'&quot;Ope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13.9pt"/>
    </style:style>
    <style:style style:name="co3" style:family="table-column">
      <style:table-column-properties fo:break-before="auto" style:column-width="118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&quot;Open Sans&quot;" fo:font-size="11pt" fo:font-style="normal" fo:text-shadow="none" style:text-underline-style="none" fo:font-weight="normal" style:font-size-asian="11pt" style:font-style-asian="normal" style:font-weight-asian="normal" style:font-name-complex="&quot;Open Sans&quot;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Código</text:p>
          </table:table-cell>
          <table:table-cell table:style-name="ce1" office:value-type="string" calcext:value-type="string">
            <text:p>Expositor</text:p>
          </table:table-cell>
          <table:table-cell table:style-name="ce1" office:value-type="string" calcext:value-type="string">
            <text:p>Posição</text:p>
          </table:table-cell>
          <table:table-cell table:style-name="ce5" office:value-type="string" calcext:value-type="string">
            <text:p>Unidade (Peça, M² ou ML)</text:p>
          </table:table-cell>
          <table:table-cell table:style-name="ce1" office:value-type="string" calcext:value-type="string">
            <text:p>Referência</text:p>
          </table:table-cell>
          <table:table-cell table:style-name="ce1" office:value-type="string" calcext:value-type="string">
            <text:p>Quantidade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²</text:p>
          </table:table-cell>
          <table:table-cell table:style-name="ce8" office:value-type="float" office:value="8045577" calcext:value-type="float">
            <text:p>804557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65093" calcext:value-type="float">
            <text:p>106509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m²</text:p>
          </table:table-cell>
          <table:table-cell table:style-name="ce9" office:value-type="string" calcext:value-type="string">
            <text:p>8045585 / 803853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8706" calcext:value-type="float">
            <text:p>1118706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float" office:value="8044921" calcext:value-type="float">
            <text:p>804492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float" office:value="8049694" calcext:value-type="float">
            <text:p>804969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67429" calcext:value-type="float">
            <text:p>1067429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float" office:value="8038537" calcext:value-type="float">
            <text:p>803853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08875" calcext:value-type="float">
            <text:p>110887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float" office:value="8044930" calcext:value-type="float">
            <text:p>804493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94756" calcext:value-type="float">
            <text:p>1094756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8045538 / 804339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79661" calcext:value-type="float">
            <text:p>107966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8045566 / 8046412 / 804355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5217" calcext:value-type="float">
            <text:p>111521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float" office:value="8045540" calcext:value-type="float">
            <text:p>804554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07530" calcext:value-type="float">
            <text:p>110753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float" office:value="8043398" calcext:value-type="float">
            <text:p>804339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float" office:value="8049680" calcext:value-type="float">
            <text:p>804968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float" office:value="8049681" calcext:value-type="float">
            <text:p>804968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53582" calcext:value-type="float">
            <text:p>105358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8045557 / 8039094 / 802790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58511" calcext:value-type="float">
            <text:p>105851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float" office:value="8045555" calcext:value-type="float">
            <text:p>804555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83762" calcext:value-type="float">
            <text:p>108376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8045527 / 8046414 / 804029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95972" calcext:value-type="float">
            <text:p>109597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8045549 / 8046416 / 804247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59358" calcext:value-type="float">
            <text:p>1059358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8045544 / 8041754 / 802986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float" office:value="8049691" calcext:value-type="float">
            <text:p>804969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91401" calcext:value-type="float">
            <text:p>109140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C8046415C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float" office:value="8049688" calcext:value-type="float">
            <text:p>804968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float" office:value="1116607" calcext:value-type="float">
            <text:p>111660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float" office:value="8045966" calcext:value-type="float">
            <text:p>804596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float" office:value="8049689" calcext:value-type="float">
            <text:p>804968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6622" calcext:value-type="float">
            <text:p>111662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float" office:value="8046322" calcext:value-type="float">
            <text:p>804632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0221" calcext:value-type="float">
            <text:p>111022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float" office:value="8045539" calcext:value-type="float">
            <text:p>804553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3478" calcext:value-type="float">
            <text:p>1113478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m²</text:p>
          </table:table-cell>
          <table:table-cell table:style-name="ce9" office:value-type="float" office:value="8044927" calcext:value-type="float">
            <text:p>804492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6665" calcext:value-type="float">
            <text:p>111666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float" office:value="8044928" calcext:value-type="float">
            <text:p>804492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3599" calcext:value-type="float">
            <text:p>1113599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float" office:value="8041660" calcext:value-type="float">
            <text:p>804166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92174" calcext:value-type="float">
            <text:p>1092174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8045528 / 8043634 / 804029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float" office:value="8045531" calcext:value-type="float">
            <text:p>804553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81979" calcext:value-type="float">
            <text:p>1081979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8045567 / 8046413 / 804354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88317" calcext:value-type="float">
            <text:p>108831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8045568 / 804364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65128" calcext:value-type="float">
            <text:p>1065128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8042060 / 803730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float" office:value="8049692" calcext:value-type="float">
            <text:p>804969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08494" calcext:value-type="float">
            <text:p>1108494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float" office:value="8044938" calcext:value-type="float">
            <text:p>804493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60603" calcext:value-type="float">
            <text:p>106060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8045545 / 8042025 / 802986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76488" calcext:value-type="float">
            <text:p>1076488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8045578 / 804035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07950" calcext:value-type="float">
            <text:p>110795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float" office:value="8044932" calcext:value-type="float">
            <text:p>804493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27824" calcext:value-type="float">
            <text:p>1127824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float" office:value="8049504" calcext:value-type="float">
            <text:p>804950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27823" calcext:value-type="float">
            <text:p>112782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float" office:value="8049500" calcext:value-type="float">
            <text:p>80495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float" office:value="8049502" calcext:value-type="float">
            <text:p>804950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61365" calcext:value-type="float">
            <text:p>106136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8045522 / 8042052 / 803107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54590" calcext:value-type="float">
            <text:p>105459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8045805 / 8046417 / 802417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77388" calcext:value-type="float">
            <text:p>1077388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8045532 / 8046418 / 804205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62477" calcext:value-type="float">
            <text:p>106247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8045520 / 8031075 / 804205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27814" calcext:value-type="float">
            <text:p>1127814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float" office:value="8049676" calcext:value-type="float">
            <text:p>804967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2761" calcext:value-type="float">
            <text:p>111276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float" office:value="8044934" calcext:value-type="float">
            <text:p>804493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62362" calcext:value-type="float">
            <text:p>106236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8045547 / 8042058 / 80349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96915" calcext:value-type="float">
            <text:p>109691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8045552 / 804317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62971" calcext:value-type="float">
            <text:p>106297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8045533 / 8034902 / 803689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62969" calcext:value-type="float">
            <text:p>1062969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float" office:value="8045548" calcext:value-type="float">
            <text:p>80455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61973" calcext:value-type="float">
            <text:p>106197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6059800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79669" calcext:value-type="float">
            <text:p>1079669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6061309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80402" calcext:value-type="float">
            <text:p>108040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6061310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99695" calcext:value-type="float">
            <text:p>109969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6061311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74931" calcext:value-type="float">
            <text:p>107493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6060867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09733" calcext:value-type="float">
            <text:p>110973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6060863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59422" calcext:value-type="float">
            <text:p>105942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6058856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88248" calcext:value-type="float">
            <text:p>1088248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6061471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59590" calcext:value-type="float">
            <text:p>105959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m²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63621" calcext:value-type="float">
            <text:p>106362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6060328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63620" calcext:value-type="float">
            <text:p>106362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66060327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69941" calcext:value-type="float">
            <text:p>106994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6059507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63332" calcext:value-type="float">
            <text:p>106333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float" office:value="6059506" calcext:value-type="float">
            <text:p>605950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26888" calcext:value-type="float">
            <text:p>1126888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float" office:value="6062645" calcext:value-type="float">
            <text:p>606264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float" office:value="6062595" calcext:value-type="float">
            <text:p>606259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26117" calcext:value-type="float">
            <text:p>112611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float" office:value="6062594" calcext:value-type="float">
            <text:p>606259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<text:s/>m²</text:p>
          </table:table-cell>
          <table:table-cell table:style-name="ce9" office:value-type="float" office:value="6062638" calcext:value-type="float">
            <text:p>606263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26151" calcext:value-type="float">
            <text:p>112615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float" office:value="6062641" calcext:value-type="float">
            <text:p>606264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28169" calcext:value-type="float">
            <text:p>1128169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float" office:value="6062546" calcext:value-type="float">
            <text:p>606254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60914" calcext:value-type="float">
            <text:p>1060914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6059062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54856" calcext:value-type="float">
            <text:p>1054856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6057735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2673" calcext:value-type="float">
            <text:p>111267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6061842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5721" calcext:value-type="float">
            <text:p>111572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73" calcext:value-type="float">
            <text:p>73</text:p>
          </table:table-cell>
          <table:table-cell table:style-name="ce4"/>
          <table:table-cell table:style-name="ce9" office:value-type="string" calcext:value-type="string">
            <text:p>6062359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m²</text:p>
          </table:table-cell>
          <table:table-cell table:style-name="ce11" office:value-type="string" calcext:value-type="string">
            <text:p>Lounge Gr Na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72958" calcext:value-type="float">
            <text:p>1072958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float" office:value="6060878" calcext:value-type="float">
            <text:p>606087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85081" calcext:value-type="float">
            <text:p>108508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6061472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76335" calcext:value-type="float">
            <text:p>107633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6060870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9431" calcext:value-type="float">
            <text:p>111943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m²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99373" calcext:value-type="float">
            <text:p>109937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6061713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95312" calcext:value-type="float">
            <text:p>109531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6061711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93657" calcext:value-type="float">
            <text:p>109365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6061709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65452" calcext:value-type="float">
            <text:p>106545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6060630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46774" calcext:value-type="float">
            <text:p>1046774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6054652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46376" calcext:value-type="float">
            <text:p>1046376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6054654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46159" calcext:value-type="float">
            <text:p>1046159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6054651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46141" calcext:value-type="float">
            <text:p>104614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6054650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85094" calcext:value-type="float">
            <text:p>1085094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6061121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42263" calcext:value-type="float">
            <text:p>104226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6053769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53149" calcext:value-type="float">
            <text:p>1053149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6057059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64309" calcext:value-type="float">
            <text:p>1064309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6060064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77774" calcext:value-type="float">
            <text:p>1077774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m²</text:p>
          </table:table-cell>
          <table:table-cell table:style-name="ce9" office:value-type="string" calcext:value-type="string">
            <text:p>6061314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float" office:value="6062545" calcext:value-type="float">
            <text:p>606254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60689" calcext:value-type="float">
            <text:p>1060689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6059061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77140" calcext:value-type="float">
            <text:p>107714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6061315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203710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30460" calcext:value-type="float">
            <text:p>113046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203712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7866" calcext:value-type="float">
            <text:p>1117866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float" office:value="201397" calcext:value-type="float">
            <text:p>20139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56809" calcext:value-type="float">
            <text:p>1056809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24614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58418" calcext:value-type="float">
            <text:p>1058418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24613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00524" calcext:value-type="float">
            <text:p>1100524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26761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63616" calcext:value-type="float">
            <text:p>1063616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27025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6132" calcext:value-type="float">
            <text:p>111613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float" office:value="201435" calcext:value-type="float">
            <text:p>20143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9584" calcext:value-type="float">
            <text:p>1119584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float" office:value="201438" calcext:value-type="float">
            <text:p>20143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7491" calcext:value-type="float">
            <text:p>111749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float" office:value="201436" calcext:value-type="float">
            <text:p>20143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28573" calcext:value-type="float">
            <text:p>112857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204636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23932" calcext:value-type="float">
            <text:p>112393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201396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29868" calcext:value-type="float">
            <text:p>1129868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204635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06256" calcext:value-type="float">
            <text:p>1106256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29636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22572" calcext:value-type="float">
            <text:p>112257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202379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62721" calcext:value-type="float">
            <text:p>106272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27028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62722" calcext:value-type="float">
            <text:p>106272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27030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95717" calcext:value-type="float">
            <text:p>109571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27027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58564" calcext:value-type="float">
            <text:p>1058564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float" office:value="24615" calcext:value-type="float">
            <text:p>246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09477" calcext:value-type="float">
            <text:p>110947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29579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25958" calcext:value-type="float">
            <text:p>1125958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ROC04CZ0004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25961" calcext:value-type="float">
            <text:p>112596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ROC04DI0002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68816" calcext:value-type="float">
            <text:p>1068816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FYF049B02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2" office:value-type="float" office:value="1115672" calcext:value-type="float">
            <text:p>111567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F26009BBR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76300" calcext:value-type="float">
            <text:p>107630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FJJ019B0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22900" calcext:value-type="float">
            <text:p>112290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FPF019B02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07578" calcext:value-type="float">
            <text:p>1107578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FZ1019B10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5686" calcext:value-type="float">
            <text:p>1115686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F90009B0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25992" calcext:value-type="float">
            <text:p>112599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INC04DI0018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25993" calcext:value-type="float">
            <text:p>112599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INC04CZ0005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07690" calcext:value-type="float">
            <text:p>110769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96080014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78493" calcext:value-type="float">
            <text:p>107849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96080012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5663" calcext:value-type="float">
            <text:p>111566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INC6CZ0002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80940" calcext:value-type="float">
            <text:p>108094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96080020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5665" calcext:value-type="float">
            <text:p>111566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INC06CZ0003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1175" calcext:value-type="float">
            <text:p>111117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96080016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float" office:value="96080018" calcext:value-type="float">
            <text:p>96080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5683" calcext:value-type="float">
            <text:p>111568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INC08CF0002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26197" calcext:value-type="float">
            <text:p>112619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INC08DI003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88793" calcext:value-type="float">
            <text:p>108879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64240068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5664" calcext:value-type="float">
            <text:p>1115664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INC08CZ0002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23067" calcext:value-type="float">
            <text:p>112306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INC08DI0037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22047" calcext:value-type="float">
            <text:p>112204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INC08DI001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21837" calcext:value-type="float">
            <text:p>112183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640240064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INC08di00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INC08di0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22410" calcext:value-type="float">
            <text:p>112241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INC08DI00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25997" calcext:value-type="float">
            <text:p>112599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INC04DI0016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25996" calcext:value-type="float">
            <text:p>1125996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INC04DI0014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27945" calcext:value-type="float">
            <text:p>112794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INCSPDI0001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62201" calcext:value-type="float">
            <text:p>106220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string" calcext:value-type="string">
            <text:p>m²</text:p>
          </table:table-cell>
          <table:table-cell table:style-name="ce13" office:value-type="float" office:value="64240018" calcext:value-type="float">
            <text:p>64240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6476" calcext:value-type="float">
            <text:p>1116476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float" office:value="910019" calcext:value-type="float">
            <text:p>9100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78397" calcext:value-type="float">
            <text:p>107839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910003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99454" calcext:value-type="float">
            <text:p>1099454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float" office:value="910020" calcext:value-type="float">
            <text:p>91002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float" office:value="910014" calcext:value-type="float">
            <text:p>91001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98844" calcext:value-type="float">
            <text:p>1098844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float" office:value="910021" calcext:value-type="float">
            <text:p>91002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float" office:value="910012" calcext:value-type="float">
            <text:p>91001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00129" calcext:value-type="float">
            <text:p>1100129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float" office:value="920002" calcext:value-type="float">
            <text:p>92000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91664" calcext:value-type="float">
            <text:p>1091664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920024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78212" calcext:value-type="float">
            <text:p>107821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920008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98769" calcext:value-type="float">
            <text:p>1098769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float" office:value="920025" calcext:value-type="float">
            <text:p>92002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91662" calcext:value-type="float">
            <text:p>109166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string" calcext:value-type="string">
            <text:p>920021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98782" calcext:value-type="float">
            <text:p>109878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float" office:value="920014" calcext:value-type="float">
            <text:p>92001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08254" calcext:value-type="float">
            <text:p>1108254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string" calcext:value-type="string">
            <text:p>m²</text:p>
          </table:table-cell>
          <table:table-cell table:style-name="ce12" office:value-type="float" office:value="920032" calcext:value-type="float">
            <text:p>92003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29988" calcext:value-type="float">
            <text:p>1129988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string" calcext:value-type="string">
            <text:p>m²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29987" calcext:value-type="float">
            <text:p>112998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string" calcext:value-type="string">
            <text:p>m²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54857" calcext:value-type="float">
            <text:p>1054857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number-columns-repeated="2"/>
          <table:table-cell table:style-name="ce12" office:value-type="string" calcext:value-type="string">
            <text:p>6057736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2" office:value-type="float" office:value="1062041" calcext:value-type="float">
            <text:p>1062041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number-columns-repeated="2"/>
          <table:table-cell table:style-name="ce12" office:value-type="string" calcext:value-type="string">
            <text:p>6059222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2" office:value-type="float" office:value="1077136" calcext:value-type="float">
            <text:p>1077136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number-columns-repeated="2"/>
          <table:table-cell table:style-name="ce12" office:value-type="string" calcext:value-type="string">
            <text:p>6061131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2" office:value-type="float" office:value="1082395" calcext:value-type="float">
            <text:p>1082395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number-columns-repeated="2"/>
          <table:table-cell table:style-name="ce12" office:value-type="string" calcext:value-type="string">
            <text:p>6061128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2" office:value-type="float" office:value="1099763" calcext:value-type="float">
            <text:p>1099763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number-columns-repeated="2"/>
          <table:table-cell table:style-name="ce12" office:value-type="string" calcext:value-type="string">
            <text:p>6061840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2" office:value-type="float" office:value="1113353" calcext:value-type="float">
            <text:p>1113353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number-columns-repeated="2"/>
          <table:table-cell table:style-name="ce12" office:value-type="string" calcext:value-type="string">
            <text:p>6060879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2" office:value-type="float" office:value="1119716" calcext:value-type="float">
            <text:p>1119716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number-columns-repeated="2"/>
          <table:table-cell table:style-name="ce14"/>
          <table:table-cell table:style-name="ce3"/>
          <table:table-cell table:number-columns-repeated="1018"/>
        </table:table-row>
        <table:table-row table:style-name="ro1">
          <table:table-cell table:style-name="ce2" office:value-type="float" office:value="1124020" calcext:value-type="float">
            <text:p>1124020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number-columns-repeated="2"/>
          <table:table-cell table:style-name="ce12" office:value-type="float" office:value="6060880" calcext:value-type="float">
            <text:p>6060880</text:p>
          </table:table-cell>
          <table:table-cell table:style-name="ce3"/>
          <table:table-cell table:number-columns-repeated="1018"/>
        </table:table-row>
        <table:table-row table:style-name="ro1" table:number-rows-repeated="826">
          <table:table-cell table:number-columns-repeated="5"/>
          <table:table-cell table:style-name="ce7"/>
          <table:table-cell table:number-columns-repeated="1018"/>
        </table:table-row>
        <table:table-row table:style-name="ro2" table:number-rows-repeated="104758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&quot;Open Sans&quot;" svg:font-family="'&quot;Ope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64" meta:object-count="0"/>
    <meta:generator>LibreOfficeDev/6.0.5.2$Linux_X86_64 LibreOffice_project/</meta:generator>
  </office:meta>
</office:document-meta>
</file>